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15.132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5.097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732cm" svg:y1="23.86cm" svg:x2="15.732cm" svg:y2="22.463cm">
          <text:p/>
        </draw:line>
        <draw:line draw:style-name="gr2" draw:text-style-name="P2" draw:layer="layout" svg:x1="15.732cm" svg:y1="21.32cm" svg:x2="15.732cm" svg:y2="19.923cm">
          <text:p/>
        </draw:line>
        <draw:line draw:style-name="gr2" draw:text-style-name="P2" draw:layer="layout" svg:x1="15.732cm" svg:y1="18.78cm" svg:x2="15.732cm" svg:y2="17.383cm">
          <text:p/>
        </draw:line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1.016cm" svg:x="1cm" svg:y="13.192cm">
          <draw:text-box>
            <text:p>example.txt</text:p>
          </draw:text-box>
        </draw:fram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.35cm" svg:height="0.962cm" svg:x="1cm" svg:y="12.43cm">
          <draw:text-box>
            <text:p>another_example.t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6:47:22.411849000</dc:date>
    <dc:creator>Herb Peyerl</dc:creator>
    <meta:editing-duration>PT30M36S</meta:editing-duration>
    <meta:editing-cycles>11</meta:editing-cycles>
    <meta:generator>LibreOffice/5.1.4.2$MacOSX_X86_64 LibreOffice_project/f99d75f39f1c57ebdd7ffc5f42867c12031db97a</meta:generator>
    <meta:document-statistic meta:object-count="18"/>
  </office:meta>
</office:document-meta>
</file>